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62.64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152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 style:data-style-name="N36">
      <style:table-cell-properties fo:background-color="#87d1d1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fo:background-color="#87d1d1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3" table:number-columns-repeated="1010" table:default-cell-style-name="ce12"/>
        <table:table-column table:style-name="co3" table:number-columns-repeated="5" table:default-cell-style-name="Default"/>
        <table:table-row table:style-name="ro1">
          <table:table-cell table:style-name="ce9" office:value-type="string" calcext:value-type="string" table:number-columns-spanned="3" table:number-rows-spanned="2">
            <text:p>Apps That Drain Battery</text:p>
          </table:table-cell>
          <table:covered-table-cell table:style-name="ce9" office:value-type="string" calcext:value-type="string">
            <text:p>Apps That Drain Battery</text:p>
          </table:covered-table-cell>
          <table:covered-table-cell/>
          <table:table-cell table:number-columns-repeated="1021"/>
        </table:table-row>
        <table:table-row table:style-name="ro1">
          <table:covered-table-cell table:number-columns-repeated="3"/>
          <table:table-cell/>
          <table:table-cell table:style-name="ce10"/>
          <table:table-cell table:number-columns-repeated="1019"/>
        </table:table-row>
        <table:table-row table:style-name="ro2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App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Ranked?</text:p>
          </table:table-cell>
          <table:table-cell table:style-name="ce16" office:value-type="string" calcext:value-type="string">
            <text:p>Notes 1</text:p>
          </table:table-cell>
          <table:table-cell table:style-name="ce16" office:value-type="string" calcext:value-type="string">
            <text:p>Notes 2</text:p>
          </table:table-cell>
          <table:table-cell table:style-name="ce16" office:value-type="string" calcext:value-type="string">
            <text:p>Notes 3</text:p>
          </table:table-cell>
          <table:table-cell table:style-name="ce16" office:value-type="string" calcext:value-type="string">
            <text:p>Website Source</text:p>
          </table:table-cell>
          <table:table-cell table:style-name="ce16" table:number-columns-repeated="1010"/>
          <table:table-cell table:number-columns-repeated="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AllShare Cast Dongle software update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Amazon Shoppi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Amazon Shoppi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Amazon Shopping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Beaming Service for Samsung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Beaming Service for Samsu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ChatON Voice &amp; Video Chat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ChatON Voice &amp; Video Cha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ChatON Voice &amp; Video Chat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Clean Mast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Clean Master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ES File Explorer File Manager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Facebook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Facebook Messenger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Facebook Messeng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Maps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Play Music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Play Newstand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Plus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Google Talk Back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Kouzoh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LINE: Free Calls &amp; Messages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LINE: Free Calls &amp; Message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Mercade Libre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icrosoft Outlook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Microsoft Outlook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Mobeam Beep’nGO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Navigation Shortcu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Netflix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OLX Free Classified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ango +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edomet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Photo Grid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ower Battery – Battery Sav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Power Battery – Optimize Clean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Quick Search Box (Google)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ChatOn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Samsung Default App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Knox / Security Policy Update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/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/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Link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Push Service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Apps that run at start-up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Security Policy Update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amsung WatchOn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 office:value-type="string" calcext:value-type="string">
            <text:p>Has appeared on this list every year since 2014.</text:p>
          </table:table-cell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WatchOn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amsung WatchOn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at start-up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napchat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Snapcha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Snapcha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3"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Super-Bright LED Torch</text:p>
          </table:table-cell>
          <table:table-cell table:style-name="ce10" office:value-type="string" calcext:value-type="string">
            <text:p>Android</text:p>
          </table:table-cell>
          <table:table-cell office:value-type="string" calcext:value-type="string">
            <text:p>Av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ast has regularly released the Avast Android App Performance &amp; Trend Report since 2014.</text:p>
          </table:table-cell>
          <table:table-cell/>
          <table:table-cell office:value-type="string" calcext:value-type="string">
            <text:p>Run by users</text:p>
          </table:table-cell>
          <table:table-cell office:value-type="string" calcext:value-type="string">
            <text:p>https://blog.avast.com/android-report-these-apps-crush-your-phones-battery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Telstr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Tind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VG Technolog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pp Report for Q3 2016 </text:p>
          </table:table-cell>
          <table:table-cell/>
          <table:table-cell office:value-type="string" calcext:value-type="string">
            <text:p>Run by users</text:p>
          </table:table-cell>
          <table:table-cell table:style-name="ce10" office:value-type="string" calcext:value-type="string">
            <text:p>https://www.avg.com/en/signal/top-10-battery-drainers-q3-2016</text:p>
          </table:table-cell>
          <table:table-cell table:number-columns-repeated="1015"/>
        </table:table-row>
        <table:table-row table:style-name="ro4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ne Listed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https://blogs.systweak.com/2018/07/uninstall-these-apps-if-youre-tired-of-draining-battery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I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00-00-00</text:date>, <text:time style:data-style-name="N2" text:time-value="23:31:13.228261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20:04.254084680</meta:creation-date>
    <meta:generator>LibreOffice/6.0.6.2$Linux_X86_64 LibreOffice_project/00m0$Build-2</meta:generator>
    <dc:date>2018-10-18T23:26:34.700278032</dc:date>
    <meta:editing-duration>PT1H37M33S</meta:editing-duration>
    <meta:editing-cycles>19</meta:editing-cycles>
    <meta:document-statistic meta:table-count="1" meta:cell-count="424" meta:object-count="0"/>
  </office:meta>
</office:document-meta>
</file>